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Standard">
      <style:text-properties officeooo:rsid="000a2bb6" officeooo:paragraph-rsid="000a2bb6"/>
    </style:style>
    <style:style style:name="P2" style:family="paragraph" style:parent-style-name="Title">
      <style:text-properties officeooo:rsid="000a2bb6" officeooo:paragraph-rsid="000a2bb6"/>
    </style:style>
    <style:style style:name="P3" style:family="paragraph" style:parent-style-name="Text_20_body">
      <style:text-properties officeooo:rsid="000d7752"/>
    </style:style>
    <style:style style:name="P4" style:family="paragraph" style:parent-style-name="Text_20_body">
      <style:text-properties officeooo:rsid="000c15be" officeooo:paragraph-rsid="000c15be"/>
    </style:style>
    <style:style style:name="P5" style:family="paragraph" style:parent-style-name="Text_20_body">
      <style:text-properties officeooo:paragraph-rsid="000a2bb6"/>
    </style:style>
    <style:style style:name="P6" style:family="paragraph" style:parent-style-name="Text_20_body">
      <style:text-properties officeooo:paragraph-rsid="000c15be"/>
    </style:style>
    <style:style style:name="P7" style:family="paragraph" style:parent-style-name="Text_20_body">
      <style:text-properties officeooo:paragraph-rsid="000d7752"/>
    </style:style>
    <style:style style:name="P8" style:family="paragraph" style:parent-style-name="Heading_20_3">
      <style:text-properties officeooo:rsid="00162c9c" officeooo:paragraph-rsid="00162c9c"/>
    </style:style>
    <style:style style:name="P9" style:family="paragraph" style:parent-style-name="Text_20_body">
      <style:text-properties officeooo:rsid="00162c9c" officeooo:paragraph-rsid="00162c9c"/>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variant="normal" fo:text-transform="none" fo:color="#222222" loext:opacity="100%" style:font-name="Liberation Serif" fo:font-size="12pt" fo:letter-spacing="normal" fo:font-style="normal" fo:font-weight="normal" officeooo:rsid="000a2bb6" officeooo:paragraph-rsid="000a2bb6"/>
    </style:style>
    <style:style style:name="P12" style:family="paragraph" style:parent-style-name="Text_20_body">
      <style:paragraph-properties fo:margin-top="0in" fo:margin-bottom="0.0972in" style:contextual-spacing="false" fo:text-align="start" style:justify-single-word="false" fo:orphans="2" fo:widows="2"/>
      <style:text-properties fo:font-variant="normal" fo:text-transform="none" fo:color="#222222" loext:opacity="100%" style:font-name="Liberation Serif" fo:font-size="12pt" fo:letter-spacing="normal" fo:font-style="normal" fo:font-weight="normal"/>
    </style:style>
    <style:style style:name="P13" style:family="paragraph" style:parent-style-name="Text_20_body">
      <style:text-properties officeooo:paragraph-rsid="00162c9c"/>
    </style:style>
    <style:style style:name="P14" style:family="paragraph" style:parent-style-name="Text_20_body">
      <style:paragraph-properties fo:margin-left="0.4925in" fo:margin-right="0in" fo:text-indent="0in" style:auto-text-indent="false"/>
      <style:text-properties officeooo:paragraph-rsid="00162c9c"/>
    </style:style>
    <style:style style:name="P15" style:family="paragraph" style:parent-style-name="Text_20_body">
      <style:text-properties officeooo:rsid="001361e8" officeooo:paragraph-rsid="00162c9c"/>
    </style:style>
    <style:style style:name="P16" style:family="paragraph" style:parent-style-name="Text_20_body">
      <style:text-properties officeooo:paragraph-rsid="00144290"/>
    </style:style>
    <style:style style:name="P17" style:family="paragraph" style:parent-style-name="Text_20_body">
      <style:text-properties officeooo:paragraph-rsid="00147787"/>
    </style:style>
    <style:style style:name="P18" style:family="paragraph" style:parent-style-name="Text_20_body">
      <style:text-properties officeooo:rsid="000fe28a" officeooo:paragraph-rsid="000fe28a"/>
    </style:style>
    <style:style style:name="P19" style:family="paragraph" style:parent-style-name="Text_20_body">
      <style:paragraph-properties fo:margin-left="0.4925in" fo:margin-right="0in" fo:text-indent="0in" style:auto-text-indent="false"/>
      <style:text-properties officeooo:rsid="000fe28a" officeooo:paragraph-rsid="00162c9c"/>
    </style:style>
    <style:style style:name="P20" style:family="paragraph" style:parent-style-name="Text_20_body">
      <style:paragraph-properties fo:margin-left="0.4925in" fo:margin-right="0in" fo:text-indent="0in" style:auto-text-indent="false"/>
      <style:text-properties style:font-name="Consolas" officeooo:rsid="000fe28a" officeooo:paragraph-rsid="00162c9c"/>
    </style:style>
    <style:style style:name="P21" style:family="paragraph" style:parent-style-name="Text_20_body">
      <style:text-properties style:font-name="Consolas" officeooo:paragraph-rsid="0016bc41"/>
    </style:style>
    <style:style style:name="P22" style:family="paragraph" style:parent-style-name="Text_20_body">
      <style:text-properties officeooo:paragraph-rsid="0016bc41"/>
    </style:style>
    <style:style style:name="P23" style:family="paragraph" style:parent-style-name="Text_20_body">
      <style:text-properties officeooo:paragraph-rsid="001849b1"/>
    </style:style>
    <style:style style:name="P24" style:family="paragraph" style:parent-style-name="Text_20_body">
      <style:text-properties officeooo:rsid="00147787" officeooo:paragraph-rsid="00147787"/>
    </style:style>
    <style:style style:name="P25" style:family="paragraph" style:parent-style-name="Text_20_body">
      <style:text-properties officeooo:paragraph-rsid="001df7ee"/>
    </style:style>
    <style:style style:name="P26" style:family="paragraph" style:parent-style-name="Text_20_body">
      <style:text-properties officeooo:rsid="0021c198" officeooo:paragraph-rsid="0021c198"/>
    </style:style>
    <style:style style:name="P27" style:family="paragraph" style:parent-style-name="Text_20_body">
      <style:paragraph-properties fo:margin-left="0.4925in" fo:margin-right="0in" fo:text-indent="0in" style:auto-text-indent="false"/>
      <style:text-properties officeooo:rsid="0021c198" officeooo:paragraph-rsid="0021c198"/>
    </style:style>
    <style:style style:name="P28" style:family="paragraph" style:parent-style-name="Heading_20_5">
      <style:paragraph-properties fo:margin-left="0in" fo:margin-right="0in" fo:margin-top="0in" fo:margin-bottom="0in" style:contextual-spacing="false" fo:line-height="120%" fo:text-align="start" style:justify-single-word="false" fo:orphans="2" fo:widows="2" fo:text-indent="0in" style:auto-text-indent="false"/>
    </style:style>
    <style:style style:name="P29" style:family="paragraph" style:parent-style-name="Heading_20_5">
      <style:text-properties officeooo:paragraph-rsid="002a4390"/>
    </style:style>
    <style:style style:name="P30" style:family="paragraph" style:parent-style-name="Text_20_body">
      <style:text-properties officeooo:paragraph-rsid="002a4390"/>
    </style:style>
    <style:style style:name="P31" style:family="paragraph" style:parent-style-name="Text_20_body">
      <style:text-properties officeooo:rsid="002642da" officeooo:paragraph-rsid="002642da"/>
    </style:style>
    <style:style style:name="P32" style:family="paragraph" style:parent-style-name="Text_20_body">
      <style:text-properties officeooo:rsid="00269d04" officeooo:paragraph-rsid="00269d04"/>
    </style:style>
    <style:style style:name="P33" style:family="paragraph" style:parent-style-name="Text_20_body">
      <style:text-properties officeooo:paragraph-rsid="002573b2"/>
    </style:style>
    <style:style style:name="P34" style:family="paragraph" style:parent-style-name="Text_20_body">
      <style:text-properties officeooo:rsid="002c9cd0" officeooo:paragraph-rsid="002c9cd0"/>
    </style:style>
    <style:style style:name="P35" style:family="paragraph" style:parent-style-name="Text_20_body">
      <style:text-properties officeooo:paragraph-rsid="002ff14c"/>
    </style:style>
    <style:style style:name="P36" style:family="paragraph" style:parent-style-name="Text_20_body">
      <style:text-properties officeooo:rsid="00358169" officeooo:paragraph-rsid="00358169"/>
    </style:style>
    <style:style style:name="P37" style:family="paragraph" style:parent-style-name="Text_20_body">
      <style:text-properties officeooo:paragraph-rsid="00358169"/>
    </style:style>
    <style:style style:name="P38" style:family="paragraph" style:parent-style-name="Heading_20_3">
      <style:text-properties officeooo:rsid="00385150" officeooo:paragraph-rsid="00385150"/>
    </style:style>
    <style:style style:name="P39" style:family="paragraph" style:parent-style-name="Text_20_body">
      <style:text-properties officeooo:rsid="00385150" officeooo:paragraph-rsid="00385150"/>
    </style:style>
    <style:style style:name="P40" style:family="paragraph" style:parent-style-name="Text_20_body">
      <style:text-properties officeooo:paragraph-rsid="00385150"/>
    </style:style>
    <style:style style:name="P41" style:family="paragraph" style:parent-style-name="Text_20_body">
      <style:paragraph-properties fo:margin-left="0.4925in" fo:margin-right="0in" fo:text-align="start" style:justify-single-word="false" fo:text-indent="0in" style:auto-text-indent="false"/>
      <style:text-properties officeooo:paragraph-rsid="00385150"/>
    </style:style>
    <style:style style:name="P42" style:family="paragraph" style:parent-style-name="Heading_20_1">
      <style:text-properties officeooo:rsid="000a2bb6" officeooo:paragraph-rsid="000a2bb6"/>
    </style:style>
    <style:style style:name="P43" style:family="paragraph" style:parent-style-name="Heading_20_1">
      <style:text-properties officeooo:rsid="000d7752" officeooo:paragraph-rsid="000d7752"/>
    </style:style>
    <style:style style:name="P44" style:family="paragraph" style:parent-style-name="Heading_20_1">
      <style:text-properties officeooo:rsid="002ff14c" officeooo:paragraph-rsid="002ff14c"/>
    </style:style>
    <style:style style:name="P45" style:family="paragraph" style:parent-style-name="Heading_20_1">
      <style:text-properties officeooo:rsid="00385150" officeooo:paragraph-rsid="00385150"/>
    </style:style>
    <style:style style:name="P46" style:family="paragraph" style:parent-style-name="Heading_20_2">
      <style:text-properties officeooo:rsid="000c15be" officeooo:paragraph-rsid="000c15be"/>
    </style:style>
    <style:style style:name="P47" style:family="paragraph" style:parent-style-name="Heading_20_2">
      <style:text-properties officeooo:rsid="00147787" officeooo:paragraph-rsid="00147787"/>
    </style:style>
    <style:style style:name="P48" style:family="paragraph" style:parent-style-name="Heading_20_2">
      <style:text-properties officeooo:rsid="0016bc41" officeooo:paragraph-rsid="0016bc41"/>
    </style:style>
    <style:style style:name="P49" style:family="paragraph" style:parent-style-name="Heading_20_2">
      <style:text-properties officeooo:rsid="0016bc41" officeooo:paragraph-rsid="002a4390"/>
    </style:style>
    <style:style style:name="P50" style:family="paragraph" style:parent-style-name="Heading_20_2">
      <style:text-properties officeooo:rsid="002ff14c" officeooo:paragraph-rsid="002ff14c"/>
    </style:style>
    <style:style style:name="P51" style:family="paragraph" style:parent-style-name="Heading_20_2">
      <style:text-properties officeooo:rsid="00358169" officeooo:paragraph-rsid="00358169"/>
    </style:style>
    <style:style style:name="P52" style:family="paragraph" style:parent-style-name="Heading_20_2">
      <style:text-properties officeooo:rsid="00385150" officeooo:paragraph-rsid="00385150"/>
    </style:style>
    <style:style style:name="P53" style:family="paragraph" style:parent-style-name="Heading_20_4">
      <style:text-properties officeooo:paragraph-rsid="00170c41"/>
    </style:style>
    <style:style style:name="P54" style:family="paragraph" style:parent-style-name="Heading_20_4" style:list-style-name="L3">
      <style:text-properties officeooo:paragraph-rsid="00170c41"/>
    </style:style>
    <style:style style:name="P55" style:family="paragraph" style:parent-style-name="Heading_20_4">
      <style:text-properties officeooo:rsid="001849b1" officeooo:paragraph-rsid="001849b1"/>
    </style:style>
    <style:style style:name="P56" style:family="paragraph" style:parent-style-name="Heading_20_4">
      <style:text-properties officeooo:rsid="001df7ee" officeooo:paragraph-rsid="001df7ee"/>
    </style:style>
    <style:style style:name="P57" style:family="paragraph" style:parent-style-name="Standard" style:list-style-name="L1">
      <style:text-properties fo:font-variant="normal" fo:text-transform="none" fo:color="#222222" loext:opacity="100%" style:font-name="Liberation Serif" fo:font-size="12pt" fo:letter-spacing="normal" fo:font-style="normal" fo:font-weight="normal" officeooo:rsid="000a2bb6" officeooo:paragraph-rsid="000a2bb6"/>
    </style:style>
    <style:style style:name="P58" style:family="paragraph" style:parent-style-name="Standard" style:list-style-name="L1">
      <style:text-properties officeooo:rsid="000a2bb6" officeooo:paragraph-rsid="000a2bb6"/>
    </style:style>
    <style:style style:name="P59" style:family="paragraph" style:parent-style-name="Text_20_body" style:list-style-name="L2">
      <style:text-properties officeooo:paragraph-rsid="00162c9c"/>
    </style:style>
    <style:style style:name="P60" style:family="paragraph" style:parent-style-name="Text_20_body" style:list-style-name="L3">
      <style:text-properties officeooo:paragraph-rsid="00170c41"/>
    </style:style>
    <style:style style:name="P61" style:family="paragraph" style:parent-style-name="Text_20_body" style:list-style-name="L3">
      <style:text-properties style:font-name="Liberation Serif" fo:font-size="12pt" fo:font-style="normal" fo:font-weight="normal" officeooo:paragraph-rsid="00170c41" fo:background-color="#dddddd" style:font-size-asian="12pt" style:font-style-asian="normal" style:font-weight-asian="normal" style:font-size-complex="12pt" style:font-style-complex="normal" style:font-weight-complex="normal"/>
    </style:style>
    <style:style style:name="P62" style:family="paragraph" style:parent-style-name="Text_20_body" style:list-style-name="L4">
      <style:text-properties officeooo:rsid="002642da" officeooo:paragraph-rsid="002642da"/>
    </style:style>
    <style:style style:name="P63" style:family="paragraph" style:parent-style-name="Text_20_body" style:list-style-name="L5">
      <style:paragraph-properties fo:margin-top="0in" fo:margin-bottom="0.0972in" style:contextual-spacing="false" fo:text-align="start" style:justify-single-word="false" fo:orphans="2" fo:widows="2"/>
      <style:text-properties fo:font-variant="normal" fo:text-transform="none" fo:color="#222222" loext:opacity="100%" style:font-name="Liberation Serif" fo:font-size="12pt" fo:letter-spacing="normal" fo:font-style="normal" fo:font-weight="normal"/>
    </style:style>
    <style:style style:name="P64" style:family="paragraph" style:parent-style-name="Text_20_body" style:list-style-name="L6">
      <style:paragraph-properties fo:margin-top="0in" fo:margin-bottom="0.0972in" style:contextual-spacing="false" fo:text-align="start" style:justify-single-word="false" fo:orphans="2" fo:widows="2"/>
      <style:text-properties fo:font-variant="normal" fo:text-transform="none" fo:color="#222222" loext:opacity="100%" style:font-name="Liberation Serif" fo:font-size="12pt" fo:letter-spacing="normal" fo:font-style="normal" fo:font-weight="normal"/>
    </style:style>
    <style:style style:name="P65" style:family="paragraph" style:parent-style-name="Text_20_body">
      <style:paragraph-properties fo:margin-left="0.4925in" fo:margin-right="0in" fo:text-align="start" style:justify-single-word="false" fo:text-indent="0in" style:auto-text-indent="false"/>
      <style:text-properties officeooo:paragraph-rsid="00385150"/>
    </style:style>
    <style:style style:name="P66" style:family="paragraph" style:parent-style-name="Text_20_body">
      <style:paragraph-properties fo:margin-left="0in" fo:margin-right="0in" fo:text-align="start" style:justify-single-word="false" fo:text-indent="0in" style:auto-text-indent="false"/>
      <style:text-properties officeooo:paragraph-rsid="00422204"/>
    </style:style>
    <style:style style:name="P67" style:family="paragraph" style:parent-style-name="Text_20_body" style:list-style-name="L8">
      <style:paragraph-properties fo:margin-left="0in" fo:margin-right="0in" fo:text-align="start" style:justify-single-word="false" fo:text-indent="0in" style:auto-text-indent="false"/>
      <style:text-properties officeooo:paragraph-rsid="00422204"/>
    </style:style>
    <style:style style:name="P68" style:family="paragraph" style:parent-style-name="Text_20_body">
      <style:paragraph-properties fo:margin-left="0in" fo:margin-right="0in" fo:text-align="start" style:justify-single-word="false" fo:text-indent="0in" style:auto-text-indent="false"/>
      <style:text-properties officeooo:rsid="00422204" officeooo:paragraph-rsid="00422204"/>
    </style:style>
    <style:style style:name="P69" style:family="paragraph" style:parent-style-name="Text_20_body">
      <style:paragraph-properties fo:margin-left="0in" fo:margin-right="0in" fo:text-align="start" style:justify-single-word="false" fo:text-indent="0in" style:auto-text-indent="false"/>
      <style:text-properties style:font-name="Consolas" fo:font-size="10pt" officeooo:paragraph-rsid="00422204" style:font-size-asian="10pt" style:font-size-complex="10pt"/>
    </style:style>
    <style:style style:name="P70" style:family="paragraph" style:parent-style-name="Text_20_body">
      <style:paragraph-properties fo:margin-left="0.4925in" fo:margin-right="0in" fo:text-align="start" style:justify-single-word="false" fo:text-indent="0in" style:auto-text-indent="false"/>
      <style:text-properties fo:color="#81d41a" loext:opacity="100%" style:font-name="Consolas" fo:font-size="8pt" officeooo:paragraph-rsid="00422204" fo:background-color="#000000" style:font-size-asian="8pt" style:font-size-complex="8pt"/>
    </style:style>
    <style:style style:name="T1" style:family="text">
      <style:text-properties officeooo:rsid="000a2bb6"/>
    </style:style>
    <style:style style:name="T2" style:family="text">
      <style:text-properties fo:font-variant="normal" fo:text-transform="none" fo:color="#222222" loext:opacity="100%" style:font-name="Liberation Serif" fo:font-size="12pt" fo:letter-spacing="normal" fo:font-style="normal" fo:font-weight="normal"/>
    </style:style>
    <style:style style:name="T3" style:family="text">
      <style:text-properties fo:font-variant="normal" fo:text-transform="none" fo:color="#222222" loext:opacity="100%" style:font-name="Liberation Serif" fo:font-size="12pt" fo:letter-spacing="normal" fo:font-style="normal" fo:font-weight="normal" officeooo:rsid="000a2bb6"/>
    </style:style>
    <style:style style:name="T4" style:family="text">
      <style:text-properties fo:font-variant="normal" fo:text-transform="none" fo:color="#222222" loext:opacity="100%" style:font-name="Liberation Serif" fo:font-size="12pt" fo:letter-spacing="normal" fo:font-style="normal" fo:font-weight="bold" style:font-weight-asian="bold" style:font-weight-complex="bold"/>
    </style:style>
    <style:style style:name="T5" style:family="text">
      <style:text-properties fo:font-variant="normal" fo:text-transform="none" fo:color="#c9d1d9" loext:opacity="100%" style:font-name="apple-system" fo:font-size="12pt" fo:letter-spacing="normal" fo:font-style="normal" fo:font-weight="normal"/>
    </style:style>
    <style:style style:name="T6" style:family="text">
      <style:text-properties fo:font-variant="normal" fo:text-transform="none" fo:color="#c9211e" loext:opacity="100%" style:font-name="Liberation Serif" fo:font-size="12pt" fo:letter-spacing="normal" fo:font-style="normal" fo:font-weight="normal"/>
    </style:style>
    <style:style style:name="T7" style:family="text">
      <style:text-properties fo:font-variant="normal" fo:text-transform="none" fo:color="#c9211e" loext:opacity="100%" style:font-name="Liberation Serif" fo:font-size="12pt" fo:letter-spacing="normal" fo:font-style="normal" fo:font-weight="normal" officeooo:rsid="000c2be6"/>
    </style:style>
    <style:style style:name="T8" style:family="text">
      <style:text-properties fo:font-variant="normal" fo:text-transform="none" fo:color="#3176d9" loext:opacity="100%" style:text-line-through-style="none" style:text-line-through-type="none" style:font-name="Liberation Serif" fo:font-size="12pt" fo:letter-spacing="normal" fo:font-style="normal" style:text-underline-style="none" fo:font-weight="bold" style:text-blinking="false" fo:background-color="transparent" loext:char-shading-value="0"/>
    </style:style>
    <style:style style:name="T9" style:family="text">
      <style:text-properties fo:font-weight="bold" style:font-weight-asian="bold" style:font-weight-complex="bold"/>
    </style:style>
    <style:style style:name="T10" style:family="text">
      <style:text-properties fo:font-weight="bold" officeooo:rsid="000a2bb6"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officeooo:rsid="000e3d99"/>
    </style:style>
    <style:style style:name="T13" style:family="text">
      <style:text-properties officeooo:rsid="000fe28a"/>
    </style:style>
    <style:style style:name="T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fo:background-color="#dddddd" loext:char-shading-value="0" style:font-size-asian="12pt" style:font-style-asian="normal" style:font-weight-asian="normal" style:font-size-complex="12pt" style:font-style-complex="normal" style:font-weight-complex="normal"/>
    </style:style>
    <style:style style:name="T16" style:family="text">
      <style:text-properties officeooo:rsid="002573b2"/>
    </style:style>
    <style:style style:name="T17" style:family="text">
      <style:text-properties officeooo:rsid="002a4390"/>
    </style:style>
    <style:style style:name="T18" style:family="text">
      <style:text-properties officeooo:rsid="00385150"/>
    </style:style>
    <style:style style:name="T19" style:family="text">
      <style:text-properties officeooo:rsid="0042220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05in" fo:text-indent="-0.25in" fo:margin-left="0.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3in" fo:text-indent="-0.25in" fo:margin-left="0.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ubeflow Guide</text:p>
      <text:p text:style-name="Subtitle"><text:a xlink:type="simple" xlink:href="https://www.kubeflow.org/docs/" text:style-name="Internet_20_link" text:visited-style-name="Visited_20_Internet_20_Link">https://www.kubeflow.org/docs/</text:a> </text:p>
      <text:h text:style-name="P42" text:outline-level="1">Kubeflow Notebooks</text:h>
      <text:p text:style-name="P5"><text:a xlink:type="simple" xlink:href="https://www.kubeflow.org/docs/components/notebooks/" text:style-name="Internet_20_link" text:visited-style-name="Visited_20_Internet_20_Link">https://www.kubeflow.org/docs/components/notebooks/</text:a> </text:p>
      <text:p text:style-name="Standard">Kubeflow Notebooks provides a way to run web-based development environments inside your Kubernetes cluster by running them inside Pods.</text:p>
      <text:h text:style-name="Heading_20_2" text:outline-level="2" text:is-list-header="true">Container Images</text:h>
      <text:p text:style-name="Standard"><text:a xlink:type="simple" xlink:href="https://www.kubeflow.org/docs/components/notebooks/container-images/" text:style-name="Internet_20_link" text:visited-style-name="Visited_20_Internet_20_Link">https://www.kubeflow.org/docs/components/notebooks/container-images/</text:a> </text:p>
      <text:p text:style-name="P10"/>
      <text:p text:style-name="Standard"><text:bookmark text:name="full-images"/><text:span text:style-name="T9">Full Image</text:span><text:span text:style-name="T10">s</text:span><text:span text:style-name="T1"> </text:span><text:span text:style-name="T2">extend the </text:span><text:span text:style-name="T3">base images </text:span><text:span text:style-name="T2">with common packages used by Data Scientists and ML Engineers.</text:span></text:p>
      <text:p text:style-name="P11">Full Images to try out:</text:p>
      <text:list xml:id="list561151509" text:style-name="L1">
        <text:list-item>
          <text:p text:style-name="P57">public.ecr.aws/j1r0q0g6/notebooks/notebook-servers/jupyter-tensorflow-full:v1.5.0 </text:p>
        </text:list-item>
        <text:list-item>
          <text:p text:style-name="P58"><text:span text:style-name="T2">public.ecr.aws/j1r0q0g6/notebooks/notebook-servers/codeserver-python:v1.5.0 </text:span><text:span text:style-name="T6">→ </text:span><text:span text:style-name="T7">It doesn’t work</text:span></text:p>
        </text:list-item>
      </text:list>
      <text:p text:style-name="P11"/>
      <text:p text:style-name="P1"><text:span text:style-name="T2">Build a </text:span><text:span text:style-name="T4">custom image</text:span><text:span text:style-name="T2">: </text:span><text:a xlink:type="simple" xlink:href="https://github.com/kubeflow/kubeflow/tree/master/components/example-notebook-servers#custom-images" text:style-name="Internet_20_link" text:visited-style-name="Visited_20_Internet_20_Link">https://github.com/kubeflow/kubeflow/tree/master/components/example-notebook-servers#custom-images</text:a><text:span text:style-name="T2">.</text:span><text:span text:style-name="T5"> </text:span><text:span text:style-name="T2">Extend one of the base images and install any pip or conda packages your Kubeflow Notebook users are likely to need.</text:span></text:p>
      <text:p text:style-name="P11"/>
      <text:p text:style-name="P1"><text:span text:style-name="T2">How to extend an image? </text:span><text:a xlink:type="simple" xlink:href="https://github.com/kubeflow/kubeflow/blob/master/components/example-notebook-servers/jupyter-pytorch-full/cpu.Dockerfile" text:style-name="Internet_20_link" text:visited-style-name="Visited_20_Internet_20_Link">https://github.com/kubeflow/kubeflow/blob/master/components/example-notebook-servers/jupyter-pytorch-full/cpu.Dockerfile</text:a><text:span text:style-name="T2">. Basically FROM the base image RUN the commands to install your specific dependencies, then push the new image to the hub.</text:span></text:p>
      <text:p text:style-name="P11"/>
      <text:h text:style-name="P46" text:outline-level="2">Notebook Quick Start</text:h>
      <text:p text:style-name="P6"><text:a xlink:type="simple" xlink:href="https://www.kubeflow.org/docs/components/notebooks/quickstart-guide/" text:style-name="Internet_20_link" text:visited-style-name="Visited_20_Internet_20_Link">https://www.kubeflow.org/docs/components/notebooks/quickstart-guide/</text:a></text:p>
      <text:p text:style-name="P4">6. Select a <text:span text:style-name="T11">previously created</text:span> Docker Image for your notebook server.</text:p>
      <text:p text:style-name="P4">7. Specify the amount of “CPU” that your notebook server will request (2 CPUs).</text:p>
      <text:p text:style-name="P4">8. Specify the amount of “RAM” that your notebook server will request (4 GB).</text:p>
      <text:h text:style-name="Heading_20_2" text:outline-level="2" text:is-list-header="true">Jupyter TensorFlow Examples</text:h>
      <text:p text:style-name="Text_20_body"><text:a xlink:type="simple" xlink:href="https://www.kubeflow.org/docs/components/notebooks/jupyter-tensorflow-examples/" text:style-name="Internet_20_link" text:visited-style-name="Visited_20_Internet_20_Link">https://www.kubeflow.org/docs/components/notebooks/jupyter-tensorflow-examples/</text:a></text:p>
      <text:p text:style-name="P3"/>
      <text:p text:style-name="Standard"/>
      <text:p text:style-name="Standard"/>
      <text:p text:style-name="Standard"/>
      <text:h text:style-name="P43" text:outline-level="1"><text:soft-page-break/>Kubeflow Pipelines</text:h>
      <text:p text:style-name="P7"><text:a xlink:type="simple" xlink:href="https://www.kubeflow.org/docs/components/pipelines/v1/introduction/" text:style-name="Internet_20_link" text:visited-style-name="Visited_20_Internet_20_Link">https://www.kubeflow.org/docs/components/pipelines/v1/introduction/</text:a> </text:p>
      <text:p text:style-name="P7">Kubeflow Pipelines is a platform for building and deploying portable, scalable machine learning (ML) workflows based on Docker containers.</text:p>
      <text:h text:style-name="P47" text:outline-level="2">Overview </text:h>
      <text:h text:style-name="Heading_20_3" text:outline-level="3">Quick Start</text:h>
      <text:p text:style-name="P13">Th<text:span text:style-name="T13">e following</text:span> tutorial shows how to create python components that produce, consume and transform data. It shows how to create data passing pipelines by instantiating components and connecting them together.</text:p>
      <text:p text:style-name="P14">Data passing in python components <text:span text:style-name="T12">code</text:span>: <text:a xlink:type="simple" xlink:href="https://github.com/kubeflow/pipelines/blob/sdk/release-1.8/samples/tutorials/Data%20passing%20in%20python%20components/Data%20passing%20in%20python%20components%20-%20Files.py" text:style-name="Internet_20_link" text:visited-style-name="Visited_20_Internet_20_Link">https://github.com/kubeflow/pipelines/blob/sdk/release-1.8/samples/tutorials/Data%20passing%20in%20python%20components/Data%20passing%20in%20python%20components%20-%20Files.py</text:a> </text:p>
      <text:p text:style-name="P14"><text:span text:style-name="T13">By running the code kfp.compiler automatically compiles the python code into </text:span>a static configuration (YAM<text:span text:style-name="T13">L)</text:span>.</text:p>
      <text:p text:style-name="P19">You can directly submit the pipeline for the exacution:</text:p>
      <text:p text:style-name="P20">kfp.Client(host=kfp_endpoint).create_run_from_pipeline_func(pipeline, arguments={})</text:p>
      <text:h text:style-name="Heading_20_4" text:outline-level="4">Pipelines Interfaces</text:h>
      <text:p text:style-name="P13"><text:a xlink:type="simple" xlink:href="https://www.kubeflow.org/docs/components/pipelines/v1/overview/interfaces/" text:style-name="Internet_20_link" text:visited-style-name="Visited_20_Internet_20_Link">https://www.kubeflow.org/docs/components/pipelines/v1/overview/interfaces/</text:a></text:p>
      <text:p text:style-name="P13">From the Kubeflow Pipelines UI you can perform:</text:p>
      <text:list xml:id="list3199928084" text:style-name="L2">
        <text:list-item>
          <text:p text:style-name="P59">Upload a pipeline as a compressed file. </text:p>
        </text:list-item>
        <text:list-item>
          <text:p text:style-name="P59">Create an experiment to group one or more of your pipeline runs.</text:p>
        </text:list-item>
        <text:list-item>
          <text:p text:style-name="P59">Create and start a run within the experiment. A run is a single execution of a pipeline. </text:p>
        </text:list-item>
        <text:list-item>
          <text:p text:style-name="P59">Schedule runs by creating a recurring run.</text:p>
        </text:list-item>
      </text:list>
      <text:p text:style-name="P10">REST API </text:p>
      <text:p text:style-name="P15"><text:a xlink:type="simple" xlink:href="https://www.kubeflow.org/docs/components/pipelines/v1/overview/interfaces/#rest-api" text:style-name="Internet_20_link" text:visited-style-name="Visited_20_Internet_20_Link">https://www.kubeflow.org/docs/components/pipelines/v1/overview/interfaces/#rest-api</text:a> </text:p>
      <text:h text:style-name="P47" text:outline-level="2">Concepts </text:h>
      <text:p text:style-name="P17"><text:a xlink:type="simple" xlink:href="https://www.kubeflow.org/docs/components/pipelines/v1/concepts/" text:style-name="Internet_20_link" text:visited-style-name="Visited_20_Internet_20_Link">https://www.kubeflow.org/docs/components/pipelines/v1/concepts/</text:a></text:p>
      <text:p text:style-name="P24">All the listed concepts in the above link are very import to gain a general understanding of the Kubeflow pipelines component.</text:p>
      <text:h text:style-name="Heading_20_3" text:outline-level="3">Component </text:h>
      <text:p text:style-name="P16"><text:a xlink:type="simple" xlink:href="https://www.kubeflow.org/docs/components/pipelines/v1/concepts/component/" text:style-name="Internet_20_link" text:visited-style-name="Visited_20_Internet_20_Link">https://www.kubeflow.org/docs/components/pipelines/v1/concepts/component/</text:a></text:p>
      <text:p text:style-name="P13"><text:soft-page-break/>A pipeline component is a self-contained set of user code, packaged as a Docker image, that performs one step in the pipeline.</text:p>
      <text:h text:style-name="P8" text:outline-level="3">Experiment </text:h>
      <text:p text:style-name="P9"><text:a xlink:type="simple" xlink:href="https://www.kubeflow.org/docs/components/pipelines/v1/concepts/experiment/" text:style-name="Internet_20_link" text:visited-style-name="Visited_20_Internet_20_Link">https://www.kubeflow.org/docs/components/pipelines/v1/concepts/experiment/</text:a> </text:p>
      <text:p text:style-name="P9">You can use experiments to organize your runs into logical groups. </text:p>
      <text:h text:style-name="P8" text:outline-level="3">Run </text:h>
      <text:p text:style-name="P9"><text:a xlink:type="simple" xlink:href="https://www.kubeflow.org/docs/components/pipelines/v1/concepts/run/" text:style-name="Internet_20_link" text:visited-style-name="Visited_20_Internet_20_Link">https://www.kubeflow.org/docs/components/pipelines/v1/concepts/run/</text:a> </text:p>
      <text:p text:style-name="P18">A run is a single execution of a pipeline.</text:p>
      <text:p text:style-name="P18">You can start a recurring run inside any experiment, and it will periodically start a new copy of the run configuration.</text:p>
      <text:h text:style-name="P8" text:outline-level="3">Run trigger </text:h>
      <text:p text:style-name="P9"><text:a xlink:type="simple" xlink:href="https://www.kubeflow.org/docs/components/pipelines/v1/concepts/run-trigger/" text:style-name="Internet_20_link" text:visited-style-name="Visited_20_Internet_20_Link">https://www.kubeflow.org/docs/components/pipelines/v1/concepts/run-trigger/</text:a> </text:p>
      <text:p text:style-name="P9">A run trigger is a flag that tells the system when a recurring run configuration spawns a new run.</text:p>
      <text:h text:style-name="P8" text:outline-level="3">Step </text:h>
      <text:p text:style-name="P9"><text:a xlink:type="simple" xlink:href="https://www.kubeflow.org/docs/components/pipelines/v1/concepts/step/" text:style-name="Internet_20_link" text:visited-style-name="Visited_20_Internet_20_Link">https://www.kubeflow.org/docs/components/pipelines/v1/concepts/step/</text:a></text:p>
      <text:p text:style-name="P9">A step is an execution of one of the components in the pipeline. </text:p>
      <text:h text:style-name="P48" text:outline-level="2"/>
      <text:h text:style-name="P48" text:outline-level="2">Pipelines SDK</text:h>
      <text:p text:style-name="P22"><text:a xlink:type="simple" xlink:href="https://www.kubeflow.org/docs/components/pipelines/v1/sdk/" text:style-name="Internet_20_link" text:visited-style-name="Visited_20_Internet_20_Link">https://www.kubeflow.org/docs/components/pipelines/v1/sdk/</text:a></text:p>
      <text:h text:style-name="Heading_20_3" text:outline-level="3">Introduction to the Pipelines SDK</text:h>
      <text:p text:style-name="Text_20_body"><text:a xlink:type="simple" xlink:href="https://www.kubeflow.org/docs/components/pipelines/v1/sdk/sdk-overview/" text:style-name="Internet_20_link" text:visited-style-name="Visited_20_Internet_20_Link">https://www.kubeflow.org/docs/components/pipelines/v1/sdk/sdk-overview/</text:a> </text:p>
      <text:p text:style-name="P22">Overview of using the SDK to build components and pipelines.</text:p>
      <text:h text:style-name="P53" text:outline-level="4">SDK packages</text:h>
      <text:list xml:id="list2133494574" text:style-name="L3">
        <text:list-item>
          <text:list>
            <text:list-item>
              <text:list>
                <text:list-item>
                  <text:list>
                    <text:list-item>
                      <text:h text:style-name="P54" text:outline-level="4"><text:span text:style-name="T15">kfp.compiler.Compiler.compile </text:span><text:span text:style-name="T14">compiles your Python DSL code into a single static configuration (in YAML format) that the Kubeflow Pipelines service can process.</text:span></text:h>
                    </text:list-item>
                    <text:list-item>
                      <text:p text:style-name="P60"><text:span text:style-name="T15">kfp.components.func_to_container_op</text:span><text:span text:style-name="T14"> converts a Python function to a pipeline component and returns a factory function. You can then call the factory function to construct an instance of a pipeline task (ContainerOp) that runs the original function in a container.</text:span></text:p>
                    </text:list-item>
                    <text:list-item>
                      <text:p text:style-name="P61">kfp.components.load_component_from_file</text:p>
                    </text:list-item>
                    <text:list-item>
                      <text:p text:style-name="P61">kfp.components.load_component_from_url</text:p>
                    </text:list-item>
                    <text:list-item>
                      <text:p text:style-name="P60"><text:soft-page-break/><text:span text:style-name="T15">kfp.dsl </text:span><text:span text:style-name="T14">contains the domain-specific language (DSL) that you can use to define and interact with pipelines and components.</text:span></text:p>
                    </text:list-item>
                    <text:list-item>
                      <text:p text:style-name="P60"><text:span text:style-name="T15">kfp.Client</text:span><text:span text:style-name="T14"> contains the Python client libraries for the Kubeflow Pipelines API. </text:span></text:p>
                      <text:list>
                        <text:list-item>
                          <text:p text:style-name="P60"><text:span text:style-name="T15">kfp.Client.create_run_from_pipeline_func</text:span><text:span text:style-name="T14"> compiles a pipeline function and submits it for execution on Kubeflow Pipelines.</text:span></text:p>
                        </text:list-item>
                      </text:list>
                    </text:list-item>
                  </text:list>
                </text:list-item>
              </text:list>
            </text:list-item>
          </text:list>
        </text:list-item>
      </text:list>
      <text:h text:style-name="P55" text:outline-level="4">CLI</text:h>
      <text:p text:style-name="P23">The Kubeflow Pipelines CLI tool enables you to use a subset of the Kubeflow Pipelines SDK directly from the command line. </text:p>
      <text:h text:style-name="Heading_20_3" text:outline-level="3">Install the Kubeflow Pipelines SDK</text:h>
      <text:p text:style-name="Text_20_body"><text:a xlink:type="simple" xlink:href="https://www.kubeflow.org/docs/components/pipelines/v1/sdk/install-sdk/" text:style-name="Internet_20_link" text:visited-style-name="Visited_20_Internet_20_Link">https://www.kubeflow.org/docs/components/pipelines/v1/sdk/install-sdk/</text:a> </text:p>
      <text:p text:style-name="P22">Setting up your Kubeflow Pipelines development environment.</text:p>
      <text:p text:style-name="P21">pip3 install kfp --upgrade</text:p>
      <text:h text:style-name="Heading_20_3" text:outline-level="3">Connect the Pipelines SDK to Kubeflow Pipelines</text:h>
      <text:p text:style-name="Text_20_body"><text:a xlink:type="simple" xlink:href="https://www.kubeflow.org/docs/components/pipelines/v1/sdk/connect-api/" text:style-name="Internet_20_link" text:visited-style-name="Visited_20_Internet_20_Link">https://www.kubeflow.org/docs/components/pipelines/v1/sdk/connect-api/</text:a> </text:p>
      <text:p text:style-name="P22">How to connect the Pipelines SDK to Kubeflow Pipelines in various ways.</text:p>
      <text:p text:style-name="P34">Also check out the Amazon’s docs: <text:a xlink:type="simple" xlink:href="https://awslabs.github.io/kubeflow-manifests/docs/component-guides/pipelines/#authenticate-kubeflow-pipelines-using-sdk-outside-cluster" text:style-name="Internet_20_link" text:visited-style-name="Visited_20_Internet_20_Link">https://awslabs.github.io/kubeflow-manifests/docs/component-guides/pipelines/#authenticate-kubeflow-pipelines-using-sdk-outside-cluster</text:a> </text:p>
      <text:h text:style-name="Heading_20_3" text:outline-level="3">Build a Pipeline</text:h>
      <text:p text:style-name="Text_20_body"><text:a xlink:type="simple" xlink:href="https://www.kubeflow.org/docs/components/pipelines/v1/sdk/build-pipeline/" text:style-name="Internet_20_link" text:visited-style-name="Visited_20_Internet_20_Link">https://www.kubeflow.org/docs/components/pipelines/v1/sdk/build-pipeline/</text:a> </text:p>
      <text:p text:style-name="P22">A tutorial on building pipelines to orchestrate your ML workflow.</text:p>
      <text:p text:style-name="P31">For more advance pipeline features such as authoring recursive components and using conditional execution in a pipeline, refer respectively to the following link:</text:p>
      <text:list xml:id="list2639608930" text:style-name="L4">
        <text:list-item>
          <text:p text:style-name="P62"><text:a xlink:type="simple" xlink:href="https://www.kubeflow.org/docs/components/pipelines/v1/sdk/dsl-recursion/" text:style-name="Internet_20_link" text:visited-style-name="Visited_20_Internet_20_Link">https://www.kubeflow.org/docs/components/pipelines/v1/sdk/dsl-recursion/</text:a></text:p>
        </text:list-item>
        <text:list-item>
          <text:p text:style-name="P62"><text:a xlink:type="simple" xlink:href="https://github.com/kubeflow/pipelines/blob/sdk/release-1.8/samples/tutorials/DSL%20-%20Control%20structures/DSL%20-%20Control%20structures.py" text:style-name="Internet_20_link" text:visited-style-name="Visited_20_Internet_20_Link">https://github.com/kubeflow/pipelines/blob/sdk/release-1.8/samples/tutorials/DSL%20-%20Control%20structures/DSL%20-%20Control%20structures.py</text:a> </text:p>
        </text:list-item>
      </text:list>
      <text:h text:style-name="Heading_20_3" text:outline-level="3">Building Components</text:h>
      <text:p text:style-name="Text_20_body"><text:a xlink:type="simple" xlink:href="https://www.kubeflow.org/docs/components/pipelines/v1/sdk/component-development/" text:style-name="Internet_20_link" text:visited-style-name="Visited_20_Internet_20_Link">https://www.kubeflow.org/docs/components/pipelines/v1/sdk/component-development/</text:a> </text:p>
      <text:p text:style-name="P22">A tutorial on how to create components and use them in a pipeline.</text:p>
      <text:h text:style-name="P56" text:outline-level="4">Creating a component specification</text:h>
      <text:p text:style-name="P25"><text:a xlink:type="simple" xlink:href="https://www.kubeflow.org/docs/components/pipelines/v1/sdk/component-development/#creating-a-component-specification" text:style-name="Internet_20_link" text:visited-style-name="Visited_20_Internet_20_Link">https://www.kubeflow.org/docs/components/pipelines/v1/sdk/component-development/#creating-a-component-specification</text:a></text:p>
      <text:p text:style-name="P25">To create a component from your containerized program, you must create a component specification that defines the component’s interface and implementation.</text:p>
      <text:h text:style-name="Heading_20_3" text:outline-level="3"><text:soft-page-break/>Building Python function-based components</text:h>
      <text:p text:style-name="Text_20_body"><text:a xlink:type="simple" xlink:href="https://www.kubeflow.org/docs/components/pipelines/v1/sdk/python-function-components/" text:style-name="Internet_20_link" text:visited-style-name="Visited_20_Internet_20_Link">https://www.kubeflow.org/docs/components/pipelines/v1/sdk/python-function-components/</text:a> </text:p>
      <text:p text:style-name="P22">Building your own lightweight pipelines components using Python.</text:p>
      <text:p text:style-name="P22">Python function-based components make it easier to iterate quickly by letting you build your component code as a Python function and generating the component specification for you.</text:p>
      <text:p text:style-name="P26">Note that the component specification YAML is a reusable and shareable definition of your component.</text:p>
      <text:p text:style-name="P26">Use the following instructions to build a Python function-based component:</text:p>
      <text:p text:style-name="P27"><text:a xlink:type="simple" xlink:href="https://www.kubeflow.org/docs/components/pipelines/v1/sdk/python-function-components/#building-python-function-based-components" text:style-name="Internet_20_link" text:visited-style-name="Visited_20_Internet_20_Link">https://www.kubeflow.org/docs/components/pipelines/v1/sdk/python-function-components/#building-python-function-based-components</text:a> </text:p>
      <text:h text:style-name="Heading_20_4" text:outline-level="4">Understanding how data is passed between components</text:h>
      <text:p text:style-name="Text_20_body"><text:a xlink:type="simple" xlink:href="https://www.kubeflow.org/docs/components/pipelines/v1/sdk/python-function-components/#understanding-how-data-is-passed-between-components" text:style-name="Internet_20_link" text:visited-style-name="Visited_20_Internet_20_Link">https://www.kubeflow.org/docs/components/pipelines/v1/sdk/python-function-components/#understanding-how-data-is-passed-between-components</text:a> </text:p>
      <text:p text:style-name="Text_20_body">Parameters that are passed by file include CSV, images, and complex types. These files are stored in a location that is accessible to your component running on Kubernetes, such as a persistent volume claim or a cloud storage service. Kubeflow Pipelines passes parameters to your component by file, by passing their paths as a command-line argument.</text:p>
      <text:h text:style-name="Heading_20_3" text:outline-level="3">Best Practices for Designing Components</text:h>
      <text:p text:style-name="Text_20_body"><text:a xlink:type="simple" xlink:href="https://www.kubeflow.org/docs/components/pipelines/v1/sdk/best-practices/" text:style-name="Internet_20_link" text:visited-style-name="Visited_20_Internet_20_Link">https://www.kubeflow.org/docs/components/pipelines/v1/sdk/best-practices/</text:a> </text:p>
      <text:p text:style-name="P22">Designing and writing components for Kubeflow Pipelines.</text:p>
      <text:p text:style-name="P33"><text:span text:style-name="T16">For writing component specification follow this guide: </text:span><text:a xlink:type="simple" xlink:href="https://www.kubeflow.org/docs/components/pipelines/v1/reference/component-spec/" text:style-name="Internet_20_link" text:visited-style-name="Visited_20_Internet_20_Link"><text:span text:style-name="T16">https://www.kubeflow.org/docs/components/pipelines/v1/reference/component-spec/</text:span></text:a><text:span text:style-name="T16"> </text:span></text:p>
      <text:h text:style-name="Heading_20_3" text:outline-level="3">Visualize Results in the Pipelines UI</text:h>
      <text:p text:style-name="Text_20_body"><text:a xlink:type="simple" xlink:href="https://www.kubeflow.org/docs/components/pipelines/v1/sdk/output-viewer/#v2-sdk-use-sdk-visualization-apis" text:style-name="Internet_20_link" text:visited-style-name="Visited_20_Internet_20_Link">https://www.kubeflow.org/docs/components/pipelines/v1/sdk/output-viewer/#v2-sdk-use-sdk-visualization-apis</text:a> </text:p>
      <text:p text:style-name="P22">Visualizing the results of your pipelines component.</text:p>
      <text:p text:style-name="P32">Refer to this code: <text:a xlink:type="simple" xlink:href="https://github.com/kubeflow/pipelines/blob/sdk/release-1.8/samples/test/metrics_visualization_v2.py" text:style-name="Internet_20_link" text:visited-style-name="Visited_20_Internet_20_Link">https://github.com/kubeflow/pipelines/blob/sdk/release-1.8/samples/test/metrics_visualization_v2.py</text:a> </text:p>
      <text:p text:style-name="P32">to compile the visualization pipeline: <text:a xlink:type="simple" xlink:href="https://www.kubeflow.org/docs/components/pipelines/v1/sdk-v2/build-pipeline/#option-1-compile-and-then-upload-in-ui" text:style-name="Internet_20_link" text:visited-style-name="Visited_20_Internet_20_Link">https://www.kubeflow.org/docs/components/pipelines/v1/sdk-v2/build-pipeline/#option-1-compile-and-then-upload-in-ui</text:a> </text:p>
      <text:h text:style-name="Heading_20_3" text:outline-level="3">Pipeline Metrics</text:h>
      <text:p text:style-name="Text_20_body"><text:a xlink:type="simple" xlink:href="https://www.kubeflow.org/docs/components/pipelines/v1/sdk/pipelines-metrics/" text:style-name="Internet_20_link" text:visited-style-name="Visited_20_Internet_20_Link">https://www.kubeflow.org/docs/components/pipelines/v1/sdk/pipelines-metrics/</text:a> </text:p>
      <text:p text:style-name="P22">Export and visualize pipeline metrics.</text:p>
      <text:p text:style-name="P22"/>
      <text:h text:style-name="P49" text:outline-level="2"><text:soft-page-break/>Pipelines SDK <text:span text:style-name="T17">(V2)</text:span></text:h>
      <text:h text:style-name="P29" text:outline-level="5"><text:a xlink:type="simple" xlink:href="https://www.kubeflow.org/docs/components/pipelines/v1/sdk-v2/v2-compatibility/" text:style-name="Internet_20_link" text:visited-style-name="Visited_20_Internet_20_Link"><text:span text:style-name="T8">Introducing Kubeflow Pipelines SDK v2</text:span></text:a></text:h>
      <text:p text:style-name="P12">Overview of how to get started with Kubeflow Pipelines SDK v2.</text:p>
      <text:p text:style-name="P12">Version 2 of the SDK adds support for tracking pipeline runs and artifacts using ML Metadata.</text:p>
      <text:p text:style-name="P12">Kubeflow Pipelines SDK v2 compatibility mode lets you use the new pipeline semantics and gain the benefits of logging your metadata to ML Metadata.</text:p>
      <text:p text:style-name="P12">the Kubeflow Pipelines SDK v2 introduces the following changes:</text:p>
      <text:list xml:id="list4237591851" text:style-name="L5">
        <text:list-item>
          <text:p text:style-name="P63">All component inputs and outputs must be annotated with their data type.</text:p>
        </text:list-item>
        <text:list-item>
          <text:p text:style-name="P63">The Kubeflow Pipelines SDK v2 makes a distinction between inputs and outputs that are parameters and those that are artifacts.</text:p>
        </text:list-item>
        <text:list-item>
          <text:p text:style-name="P63">Pipeline functions must be decorated with @kfp.dsl.pipeline. </text:p>
        </text:list-item>
      </text:list>
      <text:p text:style-name="P12">Compiling and running pipelines in v2 compatibility mode: <text:a xlink:type="simple" xlink:href="https://www.kubeflow.org/docs/components/pipelines/v1/sdk-v2/v2-compatibility/#compiling-and-running-pipelines-in-v2-compatibility-mode" text:style-name="Internet_20_link" text:visited-style-name="Visited_20_Internet_20_Link">https://www.kubeflow.org/docs/components/pipelines/v1/sdk-v2/v2-compatibility/#compiling-and-running-pipelines-in-v2-compatibility-mode</text:a> </text:p>
      <text:h text:style-name="P28" text:outline-level="5"><text:a xlink:type="simple" xlink:href="https://www.kubeflow.org/docs/components/pipelines/v1/sdk-v2/run-comparison/" text:style-name="Internet_20_link" text:visited-style-name="Visited_20_Internet_20_Link"><text:span text:style-name="T8">Comparing Pipeline Runs</text:span></text:a></text:h>
      <text:p text:style-name="P12">Using the KFPv2 Run Comparison page to compare parameters and metrics across pipeline runs.</text:p>
      <text:p text:style-name="P12">To compare pipeline runs, you need to first have at least two pipeline runs of the same version!</text:p>
      <text:p text:style-name="P12">This page will show the v2 UI, which allows you to compare the following visualization types:</text:p>
      <text:list xml:id="list2835931514" text:style-name="L6">
        <text:list-item>
          <text:p text:style-name="P64">Scalar Metrics</text:p>
        </text:list-item>
        <text:list-item>
          <text:p text:style-name="P64">Confusion Matrices</text:p>
        </text:list-item>
        <text:list-item>
          <text:p text:style-name="P64">ROC Curves</text:p>
        </text:list-item>
        <text:list-item>
          <text:p text:style-name="P64">HTML</text:p>
        </text:list-item>
        <text:list-item>
          <text:p text:style-name="P64">Markdown</text:p>
        </text:list-item>
      </text:list>
      <text:h text:style-name="P28" text:outline-level="5"><text:a xlink:type="simple" xlink:href="https://www.kubeflow.org/docs/components/pipelines/v1/sdk-v2/v2-component-io/" text:style-name="Internet_20_link" text:visited-style-name="Visited_20_Internet_20_Link"><text:span text:style-name="T8">Kubeflow Pipelines v2 Component I/O</text:span></text:a></text:h>
      <text:p text:style-name="P12">Differences between artifacts and parameters, and how to migrate an existing pipeline to be v2 compatible.</text:p>
      <text:p text:style-name="P12">Kubeflow Pipelines SDK v2 defines a list of system artifact types including Model, Dataset, Metrics, ClassificationMetrics, SlicedClassificationMetrics, HTML, Markdown, and the generic Artifact. All unknown types including non-type are treated the same as the generic Artifact type.</text:p>
      <text:h text:style-name="P28" text:outline-level="5"><text:a xlink:type="simple" xlink:href="https://www.kubeflow.org/docs/components/pipelines/v1/sdk-v2/build-pipeline/" text:style-name="Internet_20_link" text:visited-style-name="Visited_20_Internet_20_Link"><text:span text:style-name="T8">Build a Pipeline</text:span></text:a></text:h>
      <text:p text:style-name="P12">A tutorial on using Pipelines SDK v2 to orchestrate your ML workflow as a pipeline</text:p>
      <text:h text:style-name="P28" text:outline-level="5"><text:a xlink:type="simple" xlink:href="https://www.kubeflow.org/docs/components/pipelines/v1/sdk-v2/component-development/" text:style-name="Internet_20_link" text:visited-style-name="Visited_20_Internet_20_Link"><text:span text:style-name="T8">Building Components</text:span></text:a></text:h>
      <text:p text:style-name="P12">A tutorial on how to use the Pipelines SDK v2 to create components and use them in a pipeline</text:p>
      <text:h text:style-name="P28" text:outline-level="5"><text:a xlink:type="simple" xlink:href="https://www.kubeflow.org/docs/components/pipelines/v1/sdk-v2/python-function-components/" text:style-name="Internet_20_link" text:visited-style-name="Visited_20_Internet_20_Link"><text:span text:style-name="T8">Building Python Function-based Components</text:span></text:a></text:h>
      <text:p text:style-name="P12">Building your own lightweight pipelines components using the Pipelines SDK v2 and Python</text:p>
      <text:h text:style-name="P28" text:outline-level="5"><text:soft-page-break/><text:a xlink:type="simple" xlink:href="https://www.kubeflow.org/docs/components/pipelines/v1/sdk-v2/importer-component/" text:style-name="Internet_20_link" text:visited-style-name="Visited_20_Internet_20_Link"><text:span text:style-name="T8">Importer component</text:span></text:a></text:h>
      <text:p text:style-name="P12">Use an importer component to import artifacts from remote storage</text:p>
      <text:p text:style-name="P30"/>
      <text:h text:style-name="P44" text:outline-level="1">Kubeflow Pipelines V2</text:h>
      <text:h text:style-name="P50" text:outline-level="2">Author a pipeline</text:h>
      <text:p text:style-name="P35"><text:a xlink:type="simple" xlink:href="https://www.kubeflow.org/docs/components/pipelines/v2/author-a-pipeline/" text:style-name="Internet_20_link" text:visited-style-name="Visited_20_Internet_20_Link">https://www.kubeflow.org/docs/components/pipelines/v2/author-a-pipeline/</text:a></text:p>
      <text:p text:style-name="P36">Go through the guide on how to author a pipeline.</text:p>
      <text:h text:style-name="P51" text:outline-level="2">Compile a pipeline</text:h>
      <text:p text:style-name="P37"><text:a xlink:type="simple" xlink:href="https://www.kubeflow.org/docs/components/pipelines/v2/compile-a-pipeline/" text:style-name="Internet_20_link" text:visited-style-name="Visited_20_Internet_20_Link">https://www.kubeflow.org/docs/components/pipelines/v2/compile-a-pipeline/</text:a></text:p>
      <text:h text:style-name="P51" text:outline-level="2">Run a pipeline</text:h>
      <text:p text:style-name="P37"><text:a xlink:type="simple" xlink:href="https://www.kubeflow.org/docs/components/pipelines/v2/run-a-pipeline/" text:style-name="Internet_20_link" text:visited-style-name="Visited_20_Internet_20_Link">https://www.kubeflow.org/docs/components/pipelines/v2/run-a-pipeline/</text:a></text:p>
      <text:h text:style-name="P51" text:outline-level="2">CLI</text:h>
      <text:p text:style-name="P37"><text:a xlink:type="simple" xlink:href="https://www.kubeflow.org/docs/components/pipelines/v2/cli/" text:style-name="Internet_20_link" text:visited-style-name="Visited_20_Internet_20_Link">https://www.kubeflow.org/docs/components/pipelines/v2/cli/</text:a></text:p>
      <text:p text:style-name="P36">check it out if needed. </text:p>
      <text:p text:style-name="P36"/>
      <text:h text:style-name="P45" text:outline-level="1">Kserve</text:h>
      <text:p text:style-name="P40"><text:a xlink:type="simple" xlink:href="https://www.kubeflow.org/docs/external-add-ons/kserve/kserve/" text:style-name="Internet_20_link" text:visited-style-name="Visited_20_Internet_20_Link">https://www.kubeflow.org/docs/external-add-ons/kserve/kserve/</text:a></text:p>
      <text:p text:style-name="P40">KServe enables serverless inferencing on Kubernetes and provides performant, high abstraction interfaces for common machine learning (ML) frameworks like TensorFlow, XGBoost, scikit-learn, PyTorch, and ONNX to solve production model serving use cases.</text:p>
      <text:h text:style-name="P52" text:outline-level="2">KServe Python SDK</text:h>
      <text:p text:style-name="P40"><text:a xlink:type="simple" xlink:href="https://kserve.github.io/website/sdk_docs/sdk_doc/" text:style-name="Internet_20_link" text:visited-style-name="Visited_20_Internet_20_Link">https://kserve.github.io/website/sdk_docs/sdk_doc/</text:a> </text:p>
      <text:p text:style-name="P40">It supports <text:span text:style-name="T18">S3</text:span> <text:span text:style-name="T18">compatible </text:span>storage <text:span text:style-name="T18">such as MinIO:</text:span></text:p>
      <text:p text:style-name="P41">S3 Compatible Object Storage with a prefix "s3://". By default, it uses S3_ENDPOINT, AWS_ACCESS_KEY_ID, and AWS_SECRET_ACCESS_KEY environment variables for user authentication.</text:p>
      <text:p text:style-name="P68">That is why it is important to set up KServe in a way that can access MinIO.</text:p>
      <text:list xml:id="list380971558" text:style-name="L8">
        <text:list-header>
          <text:p text:style-name="P67"><text:span text:style-name="T19">On the remote machine generate de file set-minio-kserve-secret.yaml, containing the following: </text:span></text:p>
        </text:list-header>
      </text:list>
      <text:p text:style-name="P70">apiVersion: v1</text:p>
      <text:p text:style-name="P70">kind: Secret</text:p>
      <text:p text:style-name="P70"><text:soft-page-break/>metadata:</text:p>
      <text:p text:style-name="P70"><text:s text:c="2"/>name: minio-kserve-secret</text:p>
      <text:p text:style-name="P70"><text:s text:c="2"/>namespace: kubeflow-user-example-com</text:p>
      <text:p text:style-name="P70"><text:s text:c="2"/>annotations:</text:p>
      <text:p text:style-name="P70"><text:s text:c="5"/>serving.kserve.io/s3-endpoint: "minio-service.kubeflow:9000"</text:p>
      <text:p text:style-name="P70"><text:s text:c="5"/>serving.kserve.io/s3-usehttps: "0"</text:p>
      <text:p text:style-name="P70"><text:s text:c="5"/>serving.kserve.io/s3-useanoncredential: "false"</text:p>
      <text:p text:style-name="P70">type: Opaque</text:p>
      <text:p text:style-name="P70">stringData:</text:p>
      <text:p text:style-name="P70"><text:s text:c="2"/>AWS_ACCESS_KEY_ID: "minio"</text:p>
      <text:p text:style-name="P70"><text:s text:c="2"/>AWS_SECRET_ACCESS_KEY: "minio123"</text:p>
      <text:p text:style-name="P70">---</text:p>
      <text:p text:style-name="P70">apiVersion: v1</text:p>
      <text:p text:style-name="P70">kind: ServiceAccount</text:p>
      <text:p text:style-name="P70">metadata:</text:p>
      <text:p text:style-name="P70"><text:s text:c="2"/>name: default</text:p>
      <text:p text:style-name="P70"><text:s text:c="2"/>namespace: kubeflow-user-example-com</text:p>
      <text:p text:style-name="P70">secrets:</text:p>
      <text:p text:style-name="P70">- name: minio-kserve-secret</text:p>
      <text:p text:style-name="P66">We need to apply this yaml file so that the created model which is saved on minIO can be accessed by Kserve. Kserve will copy the saved model in the newly created inference container.</text:p>
      <text:p text:style-name="P69">kubectl apply -f kubeflow_configs/set-minio-kserve-secret.yaml</text:p>
      <text:list xml:id="list182311014814077" text:continue-numbering="true" text:style-name="L8">
        <text:list-header>
          <text:p text:style-name="P67"/>
        </text:list-header>
      </text:list>
      <text:p text:style-name="P41"/>
      <text:h text:style-name="P38" text:outline-level="3">Client </text:h>
      <text:p text:style-name="P39"><text:a xlink:type="simple" xlink:href="https://kserve.github.io/website/sdk_docs/sdk_doc/#kserve-client" text:style-name="Internet_20_link" text:visited-style-name="Visited_20_Internet_20_Link">https://kserve.github.io/website/sdk_docs/sdk_doc/#kserve-client</text:a></text:p>
      <text:p text:style-name="P39">KServe's python client interacts with KServe control plane APIs for executing operations on a <text:span text:style-name="T11">remote</text:span> KServe cluster.</text:p>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4:48:58.020673474</meta:creation-date>
    <dc:date>2022-12-20T18:23:09.383319616</dc:date>
    <meta:editing-duration>PT6H7M12S</meta:editing-duration>
    <meta:editing-cycles>10</meta:editing-cycles>
    <meta:generator>LibreOffice/7.3.7.2$Linux_X86_64 LibreOffice_project/30$Build-2</meta:generator>
    <meta:document-statistic meta:table-count="0" meta:image-count="0" meta:object-count="0" meta:page-count="8" meta:paragraph-count="191" meta:word-count="1430" meta:character-count="13133" meta:non-whitespace-character-count="11843"/>
  </office:meta>
</office:document-meta>
</file>